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recisiones" style:family="table">
      <style:table-properties style:width="17cm" table:align="margins" style:shadow="none"/>
    </style:style>
    <style:style style:name="Precisiones.A" style:family="table-column">
      <style:table-column-properties style:column-width="3.209cm" style:rel-column-width="1818*"/>
    </style:style>
    <style:style style:name="Precisiones.B" style:family="table-column">
      <style:table-column-properties style:column-width="3.397cm" style:rel-column-width="1925*"/>
    </style:style>
    <style:style style:name="Precisiones.C" style:family="table-column">
      <style:table-column-properties style:column-width="2.598cm" style:rel-column-width="1473*"/>
    </style:style>
    <style:style style:name="Precisiones.A1" style:family="table-cell">
      <style:table-cell-properties fo:padding="0.097cm" fo:border="none"/>
    </style:style>
    <style:style style:name="Precisiones.C1" style:family="table-cell">
      <style:table-cell-properties fo:background-color="#666666" fo:padding="0.097cm" fo:border-left="0.05pt solid #000000" fo:border-right="2pt solid #000000" fo:border-top="0.05pt solid #000000" fo:border-bottom="0.05pt solid #000000">
        <style:background-image/>
      </style:table-cell-properties>
    </style:style>
    <style:style style:name="Precisiones.E1" style:family="table-cell">
      <style:table-cell-properties fo:background-color="#666666" fo:padding="0.097cm" fo:border="0.05pt solid #000000">
        <style:background-image/>
      </style:table-cell-properties>
    </style:style>
    <style:style style:name="Precisiones.A2" style:family="table-cell">
      <style:table-cell-properties fo:padding="0.097cm" fo:border-left="none" fo:border-right="none" fo:border-top="none" fo:border-bottom="0.05pt solid #000000"/>
    </style:style>
    <style:style style:name="Precisiones.B2" style:family="table-cell">
      <style:table-cell-properties fo:padding="0.097cm" fo:border-left="none" fo:border-right="none" fo:border-top="none" fo:border-bottom="0.05pt solid #000000"/>
    </style:style>
    <style:style style:name="Precisiones.C2" style:family="table-cell">
      <style:table-cell-properties fo:background-color="#666666" fo:padding="0.097cm" fo:border-left="0.05pt solid #000000" fo:border-right="none" fo:border-top="none" fo:border-bottom="2pt solid #000000">
        <style:background-image/>
      </style:table-cell-properties>
    </style:style>
    <style:style style:name="Precisiones.D2" style:family="table-cell">
      <style:table-cell-properties fo:background-color="#666666" fo:padding="0.097cm" fo:border-left="0.05pt solid #000000" fo:border-right="2pt solid #000000" fo:border-top="none" fo:border-bottom="2pt solid #000000">
        <style:background-image/>
      </style:table-cell-properties>
    </style:style>
    <style:style style:name="Precisiones.F2" style:family="table-cell">
      <style:table-cell-properties fo:background-color="#666666" fo:padding="0.097cm" fo:border-left="0.05pt solid #000000" fo:border-right="0.05pt solid #000000" fo:border-top="none" fo:border-bottom="2pt solid #000000">
        <style:background-image/>
      </style:table-cell-properties>
    </style:style>
    <style:style style:name="Precisiones.A3" style:family="table-cell">
      <style:table-cell-properties style:vertical-align="middle" fo:background-color="#666666" style:border-line-width-bottom="0.049cm 0.025cm 0.025cm" fo:padding="0.097cm" fo:border-left="0.05pt solid #000000" fo:border-right="none" fo:border-top="none" fo:border-bottom="2.75pt double #000000">
        <style:background-image/>
      </style:table-cell-properties>
    </style:style>
    <style:style style:name="Precisiones.B3" style:family="table-cell">
      <style:table-cell-properties fo:background-color="#666666" fo:padding="0.097cm" fo:border-left="0.05pt solid #000000" fo:border-right="none" fo:border-top="none" fo:border-bottom="0.05pt solid #000000">
        <style:background-image/>
      </style:table-cell-properties>
    </style:style>
    <style:style style:name="Precisiones.C3" style:family="table-cell">
      <style:table-cell-properties fo:background-color="#e6e6e6" fo:padding="0.097cm" fo:border-left="2pt solid #000000" fo:border-right="none" fo:border-top="none" fo:border-bottom="0.05pt solid #000000">
        <style:background-image/>
      </style:table-cell-properties>
    </style:style>
    <style:style style:name="Precisiones.D3" style:family="table-cell">
      <style:table-cell-properties fo:background-color="#e6e6e6" fo:padding="0.097cm" fo:border-left="0.05pt solid #000000" fo:border-right="2pt solid #000000" fo:border-top="none" fo:border-bottom="0.05pt solid #000000">
        <style:background-image/>
      </style:table-cell-properties>
    </style:style>
    <style:style style:name="Precisiones.E3" style:family="table-cell">
      <style:table-cell-properties fo:background-color="#e6e6e6" fo:padding="0.097cm" fo:border-left="0.05pt solid #000000" fo:border-right="none" fo:border-top="none" fo:border-bottom="0.05pt solid #000000">
        <style:background-image/>
      </style:table-cell-properties>
    </style:style>
    <style:style style:name="Precisiones.F3" style:family="table-cell">
      <style:table-cell-properties fo:background-color="#e6e6e6" fo:padding="0.097cm" fo:border-left="0.05pt solid #000000" fo:border-right="0.05pt solid #000000" fo:border-top="none" fo:border-bottom="0.05pt solid #000000">
        <style:background-image/>
      </style:table-cell-properties>
    </style:style>
    <style:style style:name="Precisiones.A4" style:family="table-cell">
      <style:table-cell-properties style:vertical-align="middle" fo:background-color="#666666" fo:padding="0.097cm" fo:border-left="0.05pt solid #000000" fo:border-right="none" fo:border-top="none" fo:border-bottom="0.05pt solid #000000">
        <style:background-image/>
      </style:table-cell-properties>
    </style:style>
    <style:style style:name="Precisiones.B4" style:family="table-cell">
      <style:table-cell-properties fo:background-color="#666666" fo:padding="0.097cm" fo:border-left="0.05pt solid #000000" fo:border-right="none" fo:border-top="none" fo:border-bottom="0.05pt solid #000000">
        <style:background-image/>
      </style:table-cell-properties>
    </style:style>
    <style:style style:name="Precisiones.C4" style:family="table-cell">
      <style:table-cell-properties fo:padding="0.097cm" fo:border-left="2pt solid #000000" fo:border-right="none" fo:border-top="none" fo:border-bottom="0.05pt solid #000000"/>
    </style:style>
    <style:style style:name="Precisiones.D4" style:family="table-cell">
      <style:table-cell-properties fo:padding="0.097cm" fo:border-left="0.05pt solid #000000" fo:border-right="2pt solid #000000" fo:border-top="none" fo:border-bottom="0.05pt solid #000000"/>
    </style:style>
    <style:style style:name="Precisiones.E4" style:family="table-cell">
      <style:table-cell-properties fo:padding="0.097cm" fo:border-left="0.05pt solid #000000" fo:border-right="none" fo:border-top="none" fo:border-bottom="0.05pt solid #000000"/>
    </style:style>
    <style:style style:name="Precisiones.F4" style:family="table-cell">
      <style:table-cell-properties fo:padding="0.097cm" fo:border-left="0.05pt solid #000000" fo:border-right="0.05pt solid #000000" fo:border-top="none" fo:border-bottom="0.05pt solid #000000"/>
    </style:style>
    <style:style style:name="Precisiones.B5" style:family="table-cell">
      <style:table-cell-properties fo:background-color="#666666" fo:padding="0.097cm" fo:border-left="0.05pt solid #000000" fo:border-right="none" fo:border-top="none" fo:border-bottom="0.05pt solid #000000">
        <style:background-image/>
      </style:table-cell-properties>
    </style:style>
    <style:style style:name="Precisiones.C5" style:family="table-cell">
      <style:table-cell-properties fo:background-color="#e6e6e6" fo:padding="0.097cm" fo:border-left="2pt solid #000000" fo:border-right="none" fo:border-top="none" fo:border-bottom="0.05pt solid #000000">
        <style:background-image/>
      </style:table-cell-properties>
    </style:style>
    <style:style style:name="Precisiones.D5" style:family="table-cell">
      <style:table-cell-properties fo:background-color="#e6e6e6" fo:padding="0.097cm" fo:border-left="0.05pt solid #000000" fo:border-right="2pt solid #000000" fo:border-top="none" fo:border-bottom="0.05pt solid #000000">
        <style:background-image/>
      </style:table-cell-properties>
    </style:style>
    <style:style style:name="Precisiones.E5" style:family="table-cell">
      <style:table-cell-properties fo:background-color="#e6e6e6" fo:padding="0.097cm" fo:border-left="0.05pt solid #000000" fo:border-right="none" fo:border-top="none" fo:border-bottom="0.05pt solid #000000">
        <style:background-image/>
      </style:table-cell-properties>
    </style:style>
    <style:style style:name="Precisiones.F5" style:family="table-cell">
      <style:table-cell-properties fo:background-color="#e6e6e6" fo:padding="0.097cm" fo:border-left="0.05pt solid #000000" fo:border-right="0.05pt solid #000000" fo:border-top="none" fo:border-bottom="0.05pt solid #000000">
        <style:background-image/>
      </style:table-cell-properties>
    </style:style>
    <style:style style:name="Precisiones.B6" style:family="table-cell">
      <style:table-cell-properties fo:background-color="#666666" style:border-line-width-bottom="0.049cm 0.025cm 0.025cm" fo:padding="0.097cm" fo:border-left="0.05pt solid #000000" fo:border-right="none" fo:border-top="none" fo:border-bottom="2.75pt double #000000">
        <style:background-image/>
      </style:table-cell-properties>
    </style:style>
    <style:style style:name="Precisiones.C6" style:family="table-cell">
      <style:table-cell-properties style:border-line-width-bottom="0.049cm 0.025cm 0.025cm" fo:padding="0.097cm" fo:border-left="2pt solid #000000" fo:border-right="none" fo:border-top="none" fo:border-bottom="2.75pt double #000000"/>
    </style:style>
    <style:style style:name="Precisiones.D6" style:family="table-cell">
      <style:table-cell-properties style:border-line-width-bottom="0.049cm 0.025cm 0.025cm" fo:padding="0.097cm" fo:border-left="0.05pt solid #000000" fo:border-right="2pt solid #000000" fo:border-top="none" fo:border-bottom="2.75pt double #000000"/>
    </style:style>
    <style:style style:name="Precisiones.E6" style:family="table-cell">
      <style:table-cell-properties style:border-line-width-bottom="0.049cm 0.025cm 0.025cm" fo:padding="0.097cm" fo:border-left="0.05pt solid #000000" fo:border-right="none" fo:border-top="none" fo:border-bottom="2.75pt double #000000"/>
    </style:style>
    <style:style style:name="Precisiones.F6" style:family="table-cell">
      <style:table-cell-properties style:border-line-width-bottom="0.049cm 0.025cm 0.025cm" fo:padding="0.097cm" fo:border-left="0.05pt solid #000000" fo:border-right="0.05pt solid #000000" fo:border-top="none" fo:border-bottom="2.75pt double #000000"/>
    </style:style>
    <style:style style:name="Precisiones.B7" style:family="table-cell">
      <style:table-cell-properties fo:background-color="#666666" fo:padding="0.097cm" fo:border-left="0.05pt solid #000000" fo:border-right="none" fo:border-top="none" fo:border-bottom="0.05pt solid #000000">
        <style:background-image/>
      </style:table-cell-properties>
    </style:style>
    <style:style style:name="Precisiones.C7" style:family="table-cell">
      <style:table-cell-properties fo:background-color="#e6e6e6" fo:padding="0.097cm" fo:border-left="2pt solid #000000" fo:border-right="none" fo:border-top="none" fo:border-bottom="0.05pt solid #000000">
        <style:background-image/>
      </style:table-cell-properties>
    </style:style>
    <style:style style:name="Precisiones.D7" style:family="table-cell">
      <style:table-cell-properties fo:background-color="#e6e6e6" fo:padding="0.097cm" fo:border-left="0.05pt solid #000000" fo:border-right="2pt solid #000000" fo:border-top="none" fo:border-bottom="0.05pt solid #000000">
        <style:background-image/>
      </style:table-cell-properties>
    </style:style>
    <style:style style:name="Precisiones.E7" style:family="table-cell">
      <style:table-cell-properties fo:background-color="#e6e6e6" fo:padding="0.097cm" fo:border-left="0.05pt solid #000000" fo:border-right="none" fo:border-top="none" fo:border-bottom="0.05pt solid #000000">
        <style:background-image/>
      </style:table-cell-properties>
    </style:style>
    <style:style style:name="Precisiones.F7" style:family="table-cell">
      <style:table-cell-properties fo:background-color="#e6e6e6" fo:padding="0.097cm" fo:border-left="0.05pt solid #000000" fo:border-right="0.05pt solid #000000" fo:border-top="none" fo:border-bottom="0.05pt solid #000000">
        <style:background-image/>
      </style:table-cell-properties>
    </style:style>
    <style:style style:name="Precisiones.B8" style:family="table-cell">
      <style:table-cell-properties fo:background-color="#666666" fo:padding="0.097cm" fo:border-left="0.05pt solid #000000" fo:border-right="none" fo:border-top="none" fo:border-bottom="0.05pt solid #000000">
        <style:background-image/>
      </style:table-cell-properties>
    </style:style>
    <style:style style:name="Precisiones.C8" style:family="table-cell">
      <style:table-cell-properties fo:padding="0.097cm" fo:border-left="2pt solid #000000" fo:border-right="none" fo:border-top="none" fo:border-bottom="0.05pt solid #000000"/>
    </style:style>
    <style:style style:name="Precisiones.D8" style:family="table-cell">
      <style:table-cell-properties fo:padding="0.097cm" fo:border-left="0.05pt solid #000000" fo:border-right="2pt solid #000000" fo:border-top="none" fo:border-bottom="0.05pt solid #000000"/>
    </style:style>
    <style:style style:name="Precisiones.E8" style:family="table-cell">
      <style:table-cell-properties fo:padding="0.097cm" fo:border-left="0.05pt solid #000000" fo:border-right="none" fo:border-top="none" fo:border-bottom="0.05pt solid #000000"/>
    </style:style>
    <style:style style:name="Precisiones.F8" style:family="table-cell">
      <style:table-cell-properties fo:padding="0.097cm" fo:border-left="0.05pt solid #000000" fo:border-right="0.05pt solid #000000" fo:border-top="none" fo:border-bottom="0.05pt solid #000000"/>
    </style:style>
    <style:style style:name="Precisiones.B9" style:family="table-cell">
      <style:table-cell-properties fo:background-color="#666666" fo:padding="0.097cm" fo:border-left="0.05pt solid #000000" fo:border-right="none" fo:border-top="none" fo:border-bottom="0.05pt solid #000000">
        <style:background-image/>
      </style:table-cell-properties>
    </style:style>
    <style:style style:name="Precisiones.C9" style:family="table-cell">
      <style:table-cell-properties fo:background-color="#e6e6e6" fo:padding="0.097cm" fo:border-left="2pt solid #000000" fo:border-right="none" fo:border-top="none" fo:border-bottom="0.05pt solid #000000">
        <style:background-image/>
      </style:table-cell-properties>
    </style:style>
    <style:style style:name="Precisiones.D9" style:family="table-cell">
      <style:table-cell-properties fo:background-color="#e6e6e6" fo:padding="0.097cm" fo:border-left="0.05pt solid #000000" fo:border-right="2pt solid #000000" fo:border-top="none" fo:border-bottom="0.05pt solid #000000">
        <style:background-image/>
      </style:table-cell-properties>
    </style:style>
    <style:style style:name="Precisiones.E9" style:family="table-cell">
      <style:table-cell-properties fo:background-color="#e6e6e6" fo:padding="0.097cm" fo:border-left="0.05pt solid #000000" fo:border-right="none" fo:border-top="none" fo:border-bottom="0.05pt solid #000000">
        <style:background-image/>
      </style:table-cell-properties>
    </style:style>
    <style:style style:name="Precisiones.F9" style:family="table-cell">
      <style:table-cell-properties fo:background-color="#e6e6e6" fo:padding="0.097cm" fo:border-left="0.05pt solid #000000" fo:border-right="0.05pt solid #000000" fo:border-top="none" fo:border-bottom="0.05pt solid #000000">
        <style:background-image/>
      </style:table-cell-properties>
    </style:style>
    <style:style style:name="Precisiones.B10" style:family="table-cell">
      <style:table-cell-properties fo:background-color="#666666" style:border-line-width-bottom="0.049cm 0.025cm 0.025cm" fo:padding="0.097cm" fo:border-left="0.05pt solid #000000" fo:border-right="none" fo:border-top="none" fo:border-bottom="2.75pt double #000000">
        <style:background-image/>
      </style:table-cell-properties>
    </style:style>
    <style:style style:name="Precisiones.C10" style:family="table-cell">
      <style:table-cell-properties style:border-line-width-bottom="0.049cm 0.025cm 0.025cm" fo:padding="0.097cm" fo:border-left="2pt solid #000000" fo:border-right="none" fo:border-top="none" fo:border-bottom="2.75pt double #000000"/>
    </style:style>
    <style:style style:name="Precisiones.D10" style:family="table-cell">
      <style:table-cell-properties style:border-line-width-bottom="0.049cm 0.025cm 0.025cm" fo:padding="0.097cm" fo:border-left="0.05pt solid #000000" fo:border-right="2pt solid #000000" fo:border-top="none" fo:border-bottom="2.75pt double #000000"/>
    </style:style>
    <style:style style:name="Precisiones.E10" style:family="table-cell">
      <style:table-cell-properties style:border-line-width-bottom="0.049cm 0.025cm 0.025cm" fo:padding="0.097cm" fo:border-left="0.05pt solid #000000" fo:border-right="none" fo:border-top="none" fo:border-bottom="2.75pt double #000000"/>
    </style:style>
    <style:style style:name="Precisiones.F10" style:family="table-cell">
      <style:table-cell-properties style:border-line-width-bottom="0.049cm 0.025cm 0.025cm" fo:padding="0.097cm" fo:border-left="0.05pt solid #000000" fo:border-right="0.05pt solid #000000" fo:border-top="none" fo:border-bottom="2.75pt double #000000"/>
    </style:style>
    <style:style style:name="Precisiones.B11" style:family="table-cell">
      <style:table-cell-properties fo:background-color="#666666" fo:padding="0.097cm" fo:border-left="0.05pt solid #000000" fo:border-right="none" fo:border-top="none" fo:border-bottom="0.05pt solid #000000">
        <style:background-image/>
      </style:table-cell-properties>
    </style:style>
    <style:style style:name="Precisiones.C11" style:family="table-cell">
      <style:table-cell-properties fo:background-color="#e6e6e6" fo:padding="0.097cm" fo:border-left="2pt solid #000000" fo:border-right="none" fo:border-top="none" fo:border-bottom="0.05pt solid #000000">
        <style:background-image/>
      </style:table-cell-properties>
    </style:style>
    <style:style style:name="Precisiones.D11" style:family="table-cell">
      <style:table-cell-properties fo:background-color="#e6e6e6" fo:padding="0.097cm" fo:border-left="0.05pt solid #000000" fo:border-right="2pt solid #000000" fo:border-top="none" fo:border-bottom="0.05pt solid #000000">
        <style:background-image/>
      </style:table-cell-properties>
    </style:style>
    <style:style style:name="Precisiones.E11" style:family="table-cell">
      <style:table-cell-properties fo:background-color="#e6e6e6" fo:padding="0.097cm" fo:border-left="0.05pt solid #000000" fo:border-right="none" fo:border-top="none" fo:border-bottom="0.05pt solid #000000">
        <style:background-image/>
      </style:table-cell-properties>
    </style:style>
    <style:style style:name="Precisiones.F11" style:family="table-cell">
      <style:table-cell-properties fo:background-color="#e6e6e6" fo:padding="0.097cm" fo:border-left="0.05pt solid #000000" fo:border-right="0.05pt solid #000000" fo:border-top="none" fo:border-bottom="0.05pt solid #000000">
        <style:background-image/>
      </style:table-cell-properties>
    </style:style>
    <style:style style:name="Precisiones.B12" style:family="table-cell">
      <style:table-cell-properties fo:background-color="#666666" fo:padding="0.097cm" fo:border-left="0.05pt solid #000000" fo:border-right="none" fo:border-top="none" fo:border-bottom="0.05pt solid #000000">
        <style:background-image/>
      </style:table-cell-properties>
    </style:style>
    <style:style style:name="Precisiones.C12" style:family="table-cell">
      <style:table-cell-properties fo:padding="0.097cm" fo:border-left="2pt solid #000000" fo:border-right="none" fo:border-top="none" fo:border-bottom="0.05pt solid #000000"/>
    </style:style>
    <style:style style:name="Precisiones.D12" style:family="table-cell">
      <style:table-cell-properties fo:padding="0.097cm" fo:border-left="0.05pt solid #000000" fo:border-right="2pt solid #000000" fo:border-top="none" fo:border-bottom="0.05pt solid #000000"/>
    </style:style>
    <style:style style:name="Precisiones.E12" style:family="table-cell">
      <style:table-cell-properties fo:padding="0.097cm" fo:border-left="0.05pt solid #000000" fo:border-right="none" fo:border-top="none" fo:border-bottom="0.05pt solid #000000"/>
    </style:style>
    <style:style style:name="Precisiones.F12" style:family="table-cell">
      <style:table-cell-properties fo:padding="0.097cm" fo:border-left="0.05pt solid #000000" fo:border-right="0.05pt solid #000000" fo:border-top="none" fo:border-bottom="0.05pt solid #000000"/>
    </style:style>
    <style:style style:name="Precisiones.B13" style:family="table-cell">
      <style:table-cell-properties fo:background-color="#666666" fo:padding="0.097cm" fo:border-left="0.05pt solid #000000" fo:border-right="none" fo:border-top="none" fo:border-bottom="0.05pt solid #000000">
        <style:background-image/>
      </style:table-cell-properties>
    </style:style>
    <style:style style:name="Precisiones.C13" style:family="table-cell">
      <style:table-cell-properties fo:background-color="#e6e6e6" fo:padding="0.097cm" fo:border-left="2pt solid #000000" fo:border-right="none" fo:border-top="none" fo:border-bottom="0.05pt solid #000000">
        <style:background-image/>
      </style:table-cell-properties>
    </style:style>
    <style:style style:name="Precisiones.D13" style:family="table-cell">
      <style:table-cell-properties fo:background-color="#e6e6e6" fo:padding="0.097cm" fo:border-left="0.05pt solid #000000" fo:border-right="2pt solid #000000" fo:border-top="none" fo:border-bottom="0.05pt solid #000000">
        <style:background-image/>
      </style:table-cell-properties>
    </style:style>
    <style:style style:name="Precisiones.E13" style:family="table-cell">
      <style:table-cell-properties fo:background-color="#e6e6e6" fo:padding="0.097cm" fo:border-left="0.05pt solid #000000" fo:border-right="none" fo:border-top="none" fo:border-bottom="0.05pt solid #000000">
        <style:background-image/>
      </style:table-cell-properties>
    </style:style>
    <style:style style:name="Precisiones.F13" style:family="table-cell">
      <style:table-cell-properties fo:background-color="#e6e6e6" fo:padding="0.097cm" fo:border-left="0.05pt solid #000000" fo:border-right="0.05pt solid #000000" fo:border-top="none" fo:border-bottom="0.05pt solid #000000">
        <style:background-image/>
      </style:table-cell-properties>
    </style:style>
    <style:style style:name="Precisiones.B14" style:family="table-cell">
      <style:table-cell-properties fo:background-color="#666666" style:border-line-width-bottom="0.049cm 0.025cm 0.025cm" fo:padding="0.097cm" fo:border-left="0.05pt solid #000000" fo:border-right="none" fo:border-top="none" fo:border-bottom="2.75pt double #000000">
        <style:background-image/>
      </style:table-cell-properties>
    </style:style>
    <style:style style:name="Precisiones.C14" style:family="table-cell">
      <style:table-cell-properties style:border-line-width-bottom="0.049cm 0.025cm 0.025cm" fo:padding="0.097cm" fo:border-left="2pt solid #000000" fo:border-right="none" fo:border-top="none" fo:border-bottom="2.75pt double #000000"/>
    </style:style>
    <style:style style:name="Precisiones.D14" style:family="table-cell">
      <style:table-cell-properties style:border-line-width-bottom="0.049cm 0.025cm 0.025cm" fo:padding="0.097cm" fo:border-left="0.05pt solid #000000" fo:border-right="2pt solid #000000" fo:border-top="none" fo:border-bottom="2.75pt double #000000"/>
    </style:style>
    <style:style style:name="Precisiones.E14" style:family="table-cell">
      <style:table-cell-properties style:border-line-width-bottom="0.049cm 0.025cm 0.025cm" fo:padding="0.097cm" fo:border-left="0.05pt solid #000000" fo:border-right="none" fo:border-top="none" fo:border-bottom="2.75pt double #000000"/>
    </style:style>
    <style:style style:name="Precisiones.F14" style:family="table-cell">
      <style:table-cell-properties style:border-line-width-bottom="0.049cm 0.025cm 0.025cm" fo:padding="0.097cm" fo:border-left="0.05pt solid #000000" fo:border-right="0.05pt solid #000000" fo:border-top="none" fo:border-bottom="2.75pt double #000000"/>
    </style:style>
    <style:style style:name="Precisiones.B15" style:family="table-cell">
      <style:table-cell-properties fo:background-color="#666666" fo:padding="0.097cm" fo:border-left="0.05pt solid #000000" fo:border-right="2pt solid #000000" fo:border-top="none" fo:border-bottom="0.05pt solid #000000">
        <style:background-image/>
      </style:table-cell-properties>
    </style:style>
    <style:style style:name="Precisiones.C15" style:family="table-cell">
      <style:table-cell-properties fo:background-color="#e6e6e6" fo:padding="0.097cm" fo:border-left="2pt solid #000000" fo:border-right="none" fo:border-top="none" fo:border-bottom="0.05pt solid #000000">
        <style:background-image/>
      </style:table-cell-properties>
    </style:style>
    <style:style style:name="Precisiones.D15" style:family="table-cell">
      <style:table-cell-properties fo:background-color="#e6e6e6" fo:padding="0.097cm" fo:border-left="0.05pt solid #000000" fo:border-right="2pt solid #000000" fo:border-top="none" fo:border-bottom="0.05pt solid #000000">
        <style:background-image/>
      </style:table-cell-properties>
    </style:style>
    <style:style style:name="Precisiones.E15" style:family="table-cell">
      <style:table-cell-properties fo:background-color="#e6e6e6" fo:padding="0.097cm" fo:border-left="0.05pt solid #000000" fo:border-right="none" fo:border-top="none" fo:border-bottom="0.05pt solid #000000">
        <style:background-image/>
      </style:table-cell-properties>
    </style:style>
    <style:style style:name="Precisiones.F15" style:family="table-cell">
      <style:table-cell-properties fo:background-color="#e6e6e6" fo:padding="0.097cm" fo:border-left="0.05pt solid #000000" fo:border-right="0.05pt solid #000000" fo:border-top="none" fo:border-bottom="0.05pt solid #000000">
        <style:background-image/>
      </style:table-cell-properties>
    </style:style>
    <style:style style:name="Precisiones.A16" style:family="table-cell">
      <style:table-cell-properties fo:background-color="#666666" fo:padding="0.097cm" fo:border-left="0.05pt solid #000000" fo:border-right="none" fo:border-top="none" fo:border-bottom="0.05pt solid #000000">
        <style:background-image/>
      </style:table-cell-properties>
    </style:style>
    <style:style style:name="Precisiones.B16" style:family="table-cell">
      <style:table-cell-properties fo:background-color="#666666" fo:padding="0.097cm" fo:border-left="0.05pt solid #000000" fo:border-right="2pt solid #000000" fo:border-top="none" fo:border-bottom="0.05pt solid #000000">
        <style:background-image/>
      </style:table-cell-properties>
    </style:style>
    <style:style style:name="Precisiones.C16" style:family="table-cell">
      <style:table-cell-properties fo:padding="0.097cm" fo:border-left="2pt solid #000000" fo:border-right="none" fo:border-top="none" fo:border-bottom="0.05pt solid #000000"/>
    </style:style>
    <style:style style:name="Precisiones.D16" style:family="table-cell">
      <style:table-cell-properties fo:padding="0.097cm" fo:border-left="0.05pt solid #000000" fo:border-right="2pt solid #000000" fo:border-top="none" fo:border-bottom="0.05pt solid #000000"/>
    </style:style>
    <style:style style:name="Precisiones.E16" style:family="table-cell">
      <style:table-cell-properties fo:padding="0.097cm" fo:border-left="0.05pt solid #000000" fo:border-right="none" fo:border-top="none" fo:border-bottom="0.05pt solid #000000"/>
    </style:style>
    <style:style style:name="Precisiones.F16" style:family="table-cell">
      <style:table-cell-properties fo:padding="0.097cm" fo:border-left="0.05pt solid #000000" fo:border-right="0.05pt solid #000000" fo:border-top="none" fo:border-bottom="0.05pt solid #000000"/>
    </style:style>
    <style:style style:name="Precisiones.A17" style:family="table-cell">
      <style:table-cell-properties fo:background-color="#666666" fo:padding="0.097cm" fo:border-left="0.05pt solid #000000" fo:border-right="none" fo:border-top="none" fo:border-bottom="0.05pt solid #000000">
        <style:background-image/>
      </style:table-cell-properties>
    </style:style>
    <style:style style:name="Precisiones.B17" style:family="table-cell">
      <style:table-cell-properties fo:background-color="#666666" fo:padding="0.097cm" fo:border-left="0.05pt solid #000000" fo:border-right="2pt solid #000000" fo:border-top="none" fo:border-bottom="0.05pt solid #000000">
        <style:background-image/>
      </style:table-cell-properties>
    </style:style>
    <style:style style:name="Precisiones.C17" style:family="table-cell">
      <style:table-cell-properties fo:background-color="#e6e6e6" fo:padding="0.097cm" fo:border-left="2pt solid #000000" fo:border-right="none" fo:border-top="none" fo:border-bottom="0.05pt solid #000000">
        <style:background-image/>
      </style:table-cell-properties>
    </style:style>
    <style:style style:name="Precisiones.D17" style:family="table-cell">
      <style:table-cell-properties fo:background-color="#e6e6e6" fo:padding="0.097cm" fo:border-left="0.05pt solid #000000" fo:border-right="2pt solid #000000" fo:border-top="none" fo:border-bottom="0.05pt solid #000000">
        <style:background-image/>
      </style:table-cell-properties>
    </style:style>
    <style:style style:name="Precisiones.E17" style:family="table-cell">
      <style:table-cell-properties fo:background-color="#e6e6e6" fo:padding="0.097cm" fo:border-left="0.05pt solid #000000" fo:border-right="none" fo:border-top="none" fo:border-bottom="0.05pt solid #000000">
        <style:background-image/>
      </style:table-cell-properties>
    </style:style>
    <style:style style:name="Precisiones.F17" style:family="table-cell">
      <style:table-cell-properties fo:background-color="#e6e6e6" fo:padding="0.097cm" fo:border-left="0.05pt solid #000000" fo:border-right="0.05pt solid #000000" fo:border-top="none" fo:border-bottom="0.05pt solid #000000">
        <style:background-image/>
      </style:table-cell-properties>
    </style:style>
    <style:style style:name="Precisiones.A18" style:family="table-cell">
      <style:table-cell-properties fo:background-color="#666666" fo:padding="0.097cm" fo:border-left="0.05pt solid #000000" fo:border-right="none" fo:border-top="none" fo:border-bottom="0.05pt solid #000000">
        <style:background-image/>
      </style:table-cell-properties>
    </style:style>
    <style:style style:name="Precisiones.B18" style:family="table-cell">
      <style:table-cell-properties fo:background-color="#666666" fo:padding="0.097cm" fo:border-left="0.05pt solid #000000" fo:border-right="2pt solid #000000" fo:border-top="none" fo:border-bottom="0.05pt solid #000000">
        <style:background-image/>
      </style:table-cell-properties>
    </style:style>
    <style:style style:name="Precisiones.C18" style:family="table-cell">
      <style:table-cell-properties fo:padding="0.097cm" fo:border-left="2pt solid #000000" fo:border-right="none" fo:border-top="none" fo:border-bottom="0.05pt solid #000000"/>
    </style:style>
    <style:style style:name="Precisiones.D18" style:family="table-cell">
      <style:table-cell-properties fo:padding="0.097cm" fo:border-left="0.05pt solid #000000" fo:border-right="2pt solid #000000" fo:border-top="none" fo:border-bottom="0.05pt solid #000000"/>
    </style:style>
    <style:style style:name="Precisiones.E18" style:family="table-cell">
      <style:table-cell-properties fo:padding="0.097cm" fo:border-left="0.05pt solid #000000" fo:border-right="none" fo:border-top="none" fo:border-bottom="0.05pt solid #000000"/>
    </style:style>
    <style:style style:name="Precisiones.F18"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23bb2"/>
    </style:style>
    <style:style style:name="P2" style:family="paragraph" style:parent-style-name="Text_20_body">
      <style:text-properties officeooo:rsid="001a4964" officeooo:paragraph-rsid="001a4964"/>
    </style:style>
    <style:style style:name="P3" style:family="paragraph" style:parent-style-name="Heading_20_2">
      <style:text-properties officeooo:rsid="00123bb2" officeooo:paragraph-rsid="00123bb2"/>
    </style:style>
    <style:style style:name="P4" style:family="paragraph" style:parent-style-name="Table_20_Contents">
      <style:paragraph-properties fo:text-align="center" style:justify-single-word="false"/>
      <style:text-properties officeooo:rsid="00123bb2" officeooo:paragraph-rsid="00123bb2"/>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color="#ffffff" fo:font-weight="bold" style:font-weight-asian="bold" style:font-weight-complex="bold"/>
    </style:style>
    <style:style style:name="P7" style:family="paragraph" style:parent-style-name="Table_20_Contents">
      <style:text-properties fo:color="#ffffff" fo:font-weight="bold" officeooo:rsid="00123bb2" officeooo:paragraph-rsid="00123bb2" style:font-weight-asian="bold" style:font-weight-complex="bold"/>
    </style:style>
    <style:style style:name="P8" style:family="paragraph" style:parent-style-name="Table_20_Contents">
      <style:paragraph-properties fo:text-align="center" style:justify-single-word="false"/>
      <style:text-properties fo:color="#ffffff" fo:font-weight="bold" officeooo:rsid="00123bb2" officeooo:paragraph-rsid="00123bb2" style:font-weight-asian="bold" style:font-weight-complex="bold"/>
    </style:style>
    <style:style style:name="T1" style:family="text">
      <style:text-properties fo:color="#ffffff"/>
    </style:style>
    <style:style style:name="T2" style:family="text">
      <style:text-properties fo:color="#ffffff"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abla de precisiones</text:h>
      <table:table table:name="Precisiones" table:style-name="Precisiones">
        <table:table-column table:style-name="Precisiones.A"/>
        <table:table-column table:style-name="Precisiones.B"/>
        <table:table-column table:style-name="Precisiones.C" table:number-columns-repeated="4"/>
        <table:table-row>
          <table:table-cell table:style-name="Precisiones.A1" office:value-type="string">
            <text:p text:style-name="Table_20_Contents"/>
          </table:table-cell>
          <table:table-cell table:style-name="Precisiones.A1" office:value-type="string">
            <text:p text:style-name="Table_20_Contents"/>
          </table:table-cell>
          <table:table-cell table:style-name="Precisiones.C1" table:number-columns-spanned="2" office:value-type="string">
            <text:p text:style-name="P8">Clueweb-1K</text:p>
          </table:table-cell>
          <table:covered-table-cell/>
          <table:table-cell table:style-name="Precisiones.E1" table:number-columns-spanned="2" office:value-type="string">
            <text:p text:style-name="P8">Clueweb-10K</text:p>
          </table:table-cell>
          <table:covered-table-cell/>
        </table:table-row>
        <table:table-row>
          <table:table-cell table:style-name="Precisiones.A2" office:value-type="string">
            <text:p text:style-name="Table_20_Contents"/>
          </table:table-cell>
          <table:table-cell table:style-name="Precisiones.B2" office:value-type="string">
            <text:p text:style-name="Table_20_Contents"/>
          </table:table-cell>
          <table:table-cell table:style-name="Precisiones.C2" office:value-type="string">
            <text:p text:style-name="P4"><text:span text:style-name="T2">P@5</text:span></text:p>
          </table:table-cell>
          <table:table-cell table:style-name="Precisiones.D2" office:value-type="string">
            <text:p text:style-name="P8">P@10</text:p>
          </table:table-cell>
          <table:table-cell table:style-name="Precisiones.C2" office:value-type="string">
            <text:p text:style-name="P8">P@5</text:p>
          </table:table-cell>
          <table:table-cell table:style-name="Precisiones.F2" office:value-type="string">
            <text:p text:style-name="P8">P@10</text:p>
          </table:table-cell>
        </table:table-row>
        <table:table-row>
          <table:table-cell table:style-name="Precisiones.A3" table:number-rows-spanned="4" office:value-type="string">
            <text:p text:style-name="P7">BasicIndex</text:p>
          </table:table-cell>
          <table:table-cell table:style-name="Precisiones.B3" office:value-type="string">
            <text:p text:style-name="P7">Boolean OR</text:p>
          </table:table-cell>
          <table:table-cell table:style-name="Precisiones.C3" office:value-type="string">
            <text:p text:style-name="P4">0,04</text:p>
          </table:table-cell>
          <table:table-cell table:style-name="Precisiones.D3" office:value-type="string">
            <text:p text:style-name="P4">0,04</text:p>
          </table:table-cell>
          <table:table-cell table:style-name="Precisiones.E3" office:value-type="string">
            <text:p text:style-name="P4">0,00</text:p>
          </table:table-cell>
          <table:table-cell table:style-name="Precisiones.F3" office:value-type="string">
            <text:p text:style-name="P4">0,01</text:p>
          </table:table-cell>
        </table:table-row>
        <table:table-row>
          <table:covered-table-cell/>
          <table:table-cell table:style-name="Precisiones.B5" office:value-type="string">
            <text:p text:style-name="P7">Boolean AND</text:p>
          </table:table-cell>
          <table:table-cell table:style-name="Precisiones.C4" office:value-type="string">
            <text:p text:style-name="P4">0,28</text:p>
          </table:table-cell>
          <table:table-cell table:style-name="Precisiones.D4" office:value-type="string">
            <text:p text:style-name="P4">0,26</text:p>
          </table:table-cell>
          <table:table-cell table:style-name="Precisiones.E4" office:value-type="string">
            <text:p text:style-name="P4">0,02</text:p>
          </table:table-cell>
          <table:table-cell table:style-name="Precisiones.F4" office:value-type="string">
            <text:p text:style-name="P4">0,03</text:p>
          </table:table-cell>
        </table:table-row>
        <table:table-row>
          <table:covered-table-cell/>
          <table:table-cell table:style-name="Precisiones.B5" office:value-type="string">
            <text:p text:style-name="P7">TF-IDF</text:p>
          </table:table-cell>
          <table:table-cell table:style-name="Precisiones.C5" office:value-type="string">
            <text:p text:style-name="P4">0,16</text:p>
          </table:table-cell>
          <table:table-cell table:style-name="Precisiones.D5" office:value-type="string">
            <text:p text:style-name="P4">0,12</text:p>
          </table:table-cell>
          <table:table-cell table:style-name="Precisiones.E5" office:value-type="string">
            <text:p text:style-name="P4">0,08</text:p>
          </table:table-cell>
          <table:table-cell table:style-name="Precisiones.F5" office:value-type="string">
            <text:p text:style-name="P4">0,06</text:p>
          </table:table-cell>
        </table:table-row>
        <table:table-row>
          <table:covered-table-cell/>
          <table:table-cell table:style-name="Precisiones.B6" office:value-type="string">
            <text:p text:style-name="P7">LiteralMatching</text:p>
          </table:table-cell>
          <table:table-cell table:style-name="Precisiones.C6" office:value-type="string">
            <text:p text:style-name="P4">0,32</text:p>
          </table:table-cell>
          <table:table-cell table:style-name="Precisiones.D6" office:value-type="string">
            <text:p text:style-name="P4">0,30</text:p>
          </table:table-cell>
          <table:table-cell table:style-name="Precisiones.E6" office:value-type="string">
            <text:p text:style-name="P4">0,10</text:p>
          </table:table-cell>
          <table:table-cell table:style-name="Precisiones.F6" office:value-type="string">
            <text:p text:style-name="P4">0,07</text:p>
          </table:table-cell>
        </table:table-row>
        <table:table-row>
          <table:table-cell table:style-name="Precisiones.A3" table:number-rows-spanned="4" office:value-type="string">
            <text:p text:style-name="P7">StopwordIndex</text:p>
          </table:table-cell>
          <table:table-cell table:style-name="Precisiones.B7" office:value-type="string">
            <text:p text:style-name="P7">Boolean OR</text:p>
          </table:table-cell>
          <table:table-cell table:style-name="Precisiones.C7" office:value-type="string">
            <text:p text:style-name="P4">0,04</text:p>
          </table:table-cell>
          <table:table-cell table:style-name="Precisiones.D7" office:value-type="string">
            <text:p text:style-name="P4">0,04</text:p>
          </table:table-cell>
          <table:table-cell table:style-name="Precisiones.E7" office:value-type="string">
            <text:p text:style-name="P4">0,00</text:p>
          </table:table-cell>
          <table:table-cell table:style-name="Precisiones.F7" office:value-type="string">
            <text:p text:style-name="P4">0,01</text:p>
          </table:table-cell>
        </table:table-row>
        <table:table-row>
          <table:covered-table-cell/>
          <table:table-cell table:style-name="Precisiones.B9" office:value-type="string">
            <text:p text:style-name="P7">Boolean AND</text:p>
          </table:table-cell>
          <table:table-cell table:style-name="Precisiones.C8" office:value-type="string">
            <text:p text:style-name="P4">0,28</text:p>
          </table:table-cell>
          <table:table-cell table:style-name="Precisiones.D8" office:value-type="string">
            <text:p text:style-name="P4">0,24</text:p>
          </table:table-cell>
          <table:table-cell table:style-name="Precisiones.E8" office:value-type="string">
            <text:p text:style-name="P4">0,10</text:p>
          </table:table-cell>
          <table:table-cell table:style-name="Precisiones.F8" office:value-type="string">
            <text:p text:style-name="P4">0,09</text:p>
          </table:table-cell>
        </table:table-row>
        <table:table-row>
          <table:covered-table-cell/>
          <table:table-cell table:style-name="Precisiones.B9" office:value-type="string">
            <text:p text:style-name="P7">TF-IDF</text:p>
          </table:table-cell>
          <table:table-cell table:style-name="Precisiones.C9" office:value-type="string">
            <text:p text:style-name="P4">0,16</text:p>
          </table:table-cell>
          <table:table-cell table:style-name="Precisiones.D9" office:value-type="string">
            <text:p text:style-name="P4">0,12</text:p>
          </table:table-cell>
          <table:table-cell table:style-name="Precisiones.E9" office:value-type="string">
            <text:p text:style-name="P4">0,08</text:p>
          </table:table-cell>
          <table:table-cell table:style-name="Precisiones.F9" office:value-type="string">
            <text:p text:style-name="P4">0,06</text:p>
          </table:table-cell>
        </table:table-row>
        <table:table-row>
          <table:covered-table-cell/>
          <table:table-cell table:style-name="Precisiones.B10" office:value-type="string">
            <text:p text:style-name="P7">LiteralMatching</text:p>
          </table:table-cell>
          <table:table-cell table:style-name="Precisiones.C10" office:value-type="string">
            <text:p text:style-name="P4">0,28</text:p>
          </table:table-cell>
          <table:table-cell table:style-name="Precisiones.D10" office:value-type="string">
            <text:p text:style-name="P4">0,26</text:p>
          </table:table-cell>
          <table:table-cell table:style-name="Precisiones.E10" office:value-type="string">
            <text:p text:style-name="P4">0,08</text:p>
          </table:table-cell>
          <table:table-cell table:style-name="Precisiones.F10" office:value-type="string">
            <text:p text:style-name="P4">0,09</text:p>
          </table:table-cell>
        </table:table-row>
        <table:table-row>
          <table:table-cell table:style-name="Precisiones.A3" table:number-rows-spanned="4" office:value-type="string">
            <text:p text:style-name="P7">StemIndex</text:p>
          </table:table-cell>
          <table:table-cell table:style-name="Precisiones.B11" office:value-type="string">
            <text:p text:style-name="P7">Boolean OR</text:p>
          </table:table-cell>
          <table:table-cell table:style-name="Precisiones.C11" office:value-type="string">
            <text:p text:style-name="P4">0,00</text:p>
          </table:table-cell>
          <table:table-cell table:style-name="Precisiones.D11" office:value-type="string">
            <text:p text:style-name="P4">0,04</text:p>
          </table:table-cell>
          <table:table-cell table:style-name="Precisiones.E11" office:value-type="string">
            <text:p text:style-name="P4">0,00</text:p>
          </table:table-cell>
          <table:table-cell table:style-name="Precisiones.F11" office:value-type="string">
            <text:p text:style-name="P4">0,00</text:p>
          </table:table-cell>
        </table:table-row>
        <table:table-row>
          <table:covered-table-cell/>
          <table:table-cell table:style-name="Precisiones.B13" office:value-type="string">
            <text:p text:style-name="P7">Boolean AND</text:p>
          </table:table-cell>
          <table:table-cell table:style-name="Precisiones.C12" office:value-type="string">
            <text:p text:style-name="P4">0,24</text:p>
          </table:table-cell>
          <table:table-cell table:style-name="Precisiones.D12" office:value-type="string">
            <text:p text:style-name="P4">0,22</text:p>
          </table:table-cell>
          <table:table-cell table:style-name="Precisiones.E12" office:value-type="string">
            <text:p text:style-name="P4">0,02</text:p>
          </table:table-cell>
          <table:table-cell table:style-name="Precisiones.F12" office:value-type="string">
            <text:p text:style-name="P4">0,02</text:p>
          </table:table-cell>
        </table:table-row>
        <table:table-row>
          <table:covered-table-cell/>
          <table:table-cell table:style-name="Precisiones.B13" office:value-type="string">
            <text:p text:style-name="P7">TF-IDF</text:p>
          </table:table-cell>
          <table:table-cell table:style-name="Precisiones.C13" office:value-type="string">
            <text:p text:style-name="P4">0,04</text:p>
          </table:table-cell>
          <table:table-cell table:style-name="Precisiones.D13" office:value-type="string">
            <text:p text:style-name="P4">0,10</text:p>
          </table:table-cell>
          <table:table-cell table:style-name="Precisiones.E13" office:value-type="string">
            <text:p text:style-name="P4">0,00</text:p>
          </table:table-cell>
          <table:table-cell table:style-name="Precisiones.F13" office:value-type="string">
            <text:p text:style-name="P4">0,02</text:p>
          </table:table-cell>
        </table:table-row>
        <table:table-row>
          <table:covered-table-cell/>
          <table:table-cell table:style-name="Precisiones.B14" office:value-type="string">
            <text:p text:style-name="P7">LiteralMatching</text:p>
          </table:table-cell>
          <table:table-cell table:style-name="Precisiones.C14" office:value-type="string">
            <text:p text:style-name="P4">0,32</text:p>
          </table:table-cell>
          <table:table-cell table:style-name="Precisiones.D14" office:value-type="string">
            <text:p text:style-name="P4">0,30</text:p>
          </table:table-cell>
          <table:table-cell table:style-name="Precisiones.E14" office:value-type="string">
            <text:p text:style-name="P4">0,10</text:p>
          </table:table-cell>
          <table:table-cell table:style-name="Precisiones.F14" office:value-type="string">
            <text:p text:style-name="P4">0,07</text:p>
          </table:table-cell>
        </table:table-row>
        <table:table-row>
          <table:table-cell table:style-name="Precisiones.A4" table:number-rows-spanned="4" office:value-type="string">
            <text:p text:style-name="P7">AdvancedIndex</text:p>
          </table:table-cell>
          <table:table-cell table:style-name="Precisiones.B17" office:value-type="string">
            <text:p text:style-name="P7">Boolean OR</text:p>
          </table:table-cell>
          <table:table-cell table:style-name="Precisiones.C15" office:value-type="string">
            <text:p text:style-name="P4">0,00</text:p>
          </table:table-cell>
          <table:table-cell table:style-name="Precisiones.D15" office:value-type="string">
            <text:p text:style-name="P4">0,02</text:p>
          </table:table-cell>
          <table:table-cell table:style-name="Precisiones.E15" office:value-type="string">
            <text:p text:style-name="P4">0,00</text:p>
          </table:table-cell>
          <table:table-cell table:style-name="Precisiones.F15" office:value-type="string">
            <text:p text:style-name="P4">0,00</text:p>
          </table:table-cell>
        </table:table-row>
        <table:table-row>
          <table:covered-table-cell/>
          <table:table-cell table:style-name="Precisiones.B17" office:value-type="string">
            <text:p text:style-name="P7">Boolean AND</text:p>
          </table:table-cell>
          <table:table-cell table:style-name="Precisiones.C16" office:value-type="string">
            <text:p text:style-name="P4">0,24</text:p>
          </table:table-cell>
          <table:table-cell table:style-name="Precisiones.D16" office:value-type="string">
            <text:p text:style-name="P4">0,20</text:p>
          </table:table-cell>
          <table:table-cell table:style-name="Precisiones.E18" office:value-type="string">
            <text:p text:style-name="P4">0,02</text:p>
          </table:table-cell>
          <table:table-cell table:style-name="Precisiones.F16" office:value-type="string">
            <text:p text:style-name="P4">0,02</text:p>
          </table:table-cell>
        </table:table-row>
        <table:table-row>
          <table:covered-table-cell/>
          <table:table-cell table:style-name="Precisiones.B17" office:value-type="string">
            <text:p text:style-name="P7">TF-IDF</text:p>
          </table:table-cell>
          <table:table-cell table:style-name="Precisiones.C17" office:value-type="string">
            <text:p text:style-name="P4">0,16</text:p>
          </table:table-cell>
          <table:table-cell table:style-name="Precisiones.D17" office:value-type="string">
            <text:p text:style-name="P4">0,12</text:p>
          </table:table-cell>
          <table:table-cell table:style-name="Precisiones.E17" office:value-type="string">
            <text:p text:style-name="P4">0,00</text:p>
          </table:table-cell>
          <table:table-cell table:style-name="Precisiones.F17" office:value-type="string">
            <text:p text:style-name="P4">0,05</text:p>
          </table:table-cell>
        </table:table-row>
        <table:table-row>
          <table:covered-table-cell/>
          <table:table-cell table:style-name="Precisiones.B18" office:value-type="string">
            <text:p text:style-name="P7">LiteralMatching</text:p>
          </table:table-cell>
          <table:table-cell table:style-name="Precisiones.C18" office:value-type="string">
            <text:p text:style-name="P4">0,28</text:p>
          </table:table-cell>
          <table:table-cell table:style-name="Precisiones.D18" office:value-type="string">
            <text:p text:style-name="P4">0,26</text:p>
          </table:table-cell>
          <table:table-cell table:style-name="Precisiones.E18" office:value-type="string">
            <text:p text:style-name="P4">0,08</text:p>
          </table:table-cell>
          <table:table-cell table:style-name="Precisiones.F18" office:value-type="string">
            <text:p text:style-name="P4">0,08</text:p>
          </table:table-cell>
        </table:table-row>
      </table:table>
      <text:p text:style-name="P1"/>
      <text:p text:style-name="P2">No se ha podido realizar las pruebas de precisión de la colección <text:span text:style-name="T4">Clueweb-100K</text:span> debido al tamañodel problema con respecto al tiempo del que se disponía.</text:p>
      <text:p text:style-name="P2">En cuanto a los resultados obtenidos de las otras dos colecciones, en general podemos observar queel buscador que mejores precisiones presenta es aquel que realiza una búsqueda literal de lascláusulas de una consulta, <text:span text:style-name="T3">LiteralMatchingSearcher</text:span>, seguido muy de cerca de la implementacióndel modelo booleano con conjunción de resultados, <text:span text:style-name="T3">BooleanSearcher AND</text:span>.</text:p>
      <text:p text:style-name="P2">En cuanto al tipo de indexador utilizado, no es posible determinar cual de los cuatro propuestos damejores resultados, ya que las precisiones son pŕacticamente equivalentes. La conclusión a la quellegamos es que, en este caso, el tipo de indexado y el tratamiento que se hace a los tokens impactaúnicamente en la dimensión del índice que se creará; cuanto más filtrado de caracteres y términos sehaga a los documentos analizados, menor será tanto la lista de postings como el número total detérminos archivado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1:37:54.364172051</meta:creation-date>
    <dc:date>2014-03-13T22:02:50.580593044</dc:date>
    <meta:editing-duration>PT13M4S</meta:editing-duration>
    <meta:editing-cycles>10</meta:editing-cycles>
    <meta:generator>LibreOffice/4.2.0.4$Linux_X86_64 LibreOffice_project/05dceb5d363845f2cf968344d7adab8dcfb2ba71</meta:generator>
    <meta:document-statistic meta:table-count="1" meta:image-count="0" meta:object-count="0" meta:page-count="1" meta:paragraph-count="94" meta:word-count="266" meta:character-count="1552" meta:non-whitespace-character-count="1377"/>
  </office:meta>
</office:document-meta>
</file>